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areaTagTests.custom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areaTagTests.complex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area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TagTests.firstNew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reaTagTests.simple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areaTagTests.simpleBindWithHtml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areaTagTests.simpleBindWith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xtarea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